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100%" fo:text-align="center" style:tab-stop-distance="0.799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3999in" fo:padding-bottom="0.03999in" fo:padding-left="0.07998in" fo:padding-right="0.07998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Handwriting" style:font-family-asian="Ebrima" style:font-family-complex="Ebrima" style:font-family-generic="script" style:font-pitch="variable" style:font-pitch-asian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8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99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6" draw:master-page-name="Master1-Layout1-title-Otsikkodia" presentation:presentation-page-layout-name="Master1-PPL1" draw:id="Slide-257">
        <draw:frame draw:id="id63" draw:style-name="a359" draw:name="Tekstiruutu 19" svg:x="0.25384in" svg:y="0.37606in" svg:width="3.25495in" svg:height="0.90879in">
          <draw:text-box>
            <text:p text:style-name="a358" text:class-names="" text:cond-style-name=""><text:span text:style-name="a357" text:class-names="">c <text:s text:c="1"/>SPIKE</text:span></text:p>
          </draw:text-box>
          <svg:title/>
          <svg:desc/>
        </draw:frame>
        <draw:g draw:name="Ryhmä 9" draw:id="id64">
          <svg:title/>
          <svg:desc/>
          <draw:custom-shape svg:x="0.23762in" svg:y="0.41697in" svg:width="1.01324in" svg:height="0.98055in" draw:id="id67" draw:style-name="a368" draw:name="Puolivapaa piirto 2">
            <svg:title/>
            <svg:desc/>
            <text:p text:style-name="a367" text:class-names="" text:cond-style-name=""><text:span text:style-name="a366" text:class-names=""/></text:p>
            <draw:enhanced-geometry xmlns:dr3d="urn:oasis:names:tc:opendocument:xmlns:dr3d:1.0" draw:type="non-primitive" svg:viewBox="0 0 1389756 1121020" draw:enhanced-path="M ?f0 ?f3 C ?f4 ?f5 ?f6 ?f7 ?f8 ?f9 ?f10 ?f11 ?f12 ?f13 ?f14 ?f15 ?f16 ?f17 ?f18 ?f19 ?f20 ?f21 ?f22 ?f23 ?f24 ?f25 ?f1 ?f26 N" draw:text-areas="?f51 ?f53 ?f52 ?f54" draw:glue-points="?f55 ?f56 ?f57 ?f58 ?f59 ?f60 ?f61 ?f62 ?f63 ?f64" draw:glue-point-leaving-directions="-90, -90, -90, -90, -90">
              <draw:equation draw:name="f0" draw:formula="0"/>
              <draw:equation draw:name="f1" draw:formula="1389756"/>
              <draw:equation draw:name="f2" draw:formula="1121020"/>
              <draw:equation draw:name="f3" draw:formula="936246"/>
              <draw:equation draw:name="f4" draw:formula="373297"/>
              <draw:equation draw:name="f5" draw:formula="926618"/>
              <draw:equation draw:name="f6" draw:formula="746595"/>
              <draw:equation draw:name="f7" draw:formula="916990"/>
              <draw:equation draw:name="f8" draw:formula="944110"/>
              <draw:equation draw:name="f9" draw:formula="761289"/>
              <draw:equation draw:name="f10" draw:formula="1141625"/>
              <draw:equation draw:name="f11" draw:formula="605588"/>
              <draw:equation draw:name="f12" draw:formula="1138874"/>
              <draw:equation draw:name="f13" draw:formula="-40874"/>
              <draw:equation draw:name="f14" draw:formula="1185089"/>
              <draw:equation draw:name="f15" draw:formula="2040"/>
              <draw:equation draw:name="f16" draw:formula="1231304"/>
              <draw:equation draw:name="f17" draw:formula="44954"/>
              <draw:equation draw:name="f18" draw:formula="1187290"/>
              <draw:equation draw:name="f19" draw:formula="847118"/>
              <draw:equation draw:name="f20" draw:formula="1221401"/>
              <draw:equation draw:name="f21" draw:formula="1018774"/>
              <draw:equation draw:name="f22" draw:formula="1255512"/>
              <draw:equation draw:name="f23" draw:formula="1190430"/>
              <draw:equation draw:name="f24" draw:formula="1322634"/>
              <draw:equation draw:name="f25" draw:formula="1111204"/>
              <draw:equation draw:name="f26" draw:formula="1031978"/>
              <draw:equation draw:name="f27" draw:formula="?f2 - ?f0"/>
              <draw:equation draw:name="f28" draw:formula="?f1 - ?f0"/>
              <draw:equation draw:name="f29" draw:formula="?f28 / 1389756"/>
              <draw:equation draw:name="f30" draw:formula="?f27 / 1121020"/>
              <draw:equation draw:name="f31" draw:formula="0 * ?f28"/>
              <draw:equation draw:name="f32" draw:formula="936246 * ?f27"/>
              <draw:equation draw:name="f33" draw:formula="944110 * ?f28"/>
              <draw:equation draw:name="f34" draw:formula="761289 * ?f27"/>
              <draw:equation draw:name="f35" draw:formula="1185089 * ?f28"/>
              <draw:equation draw:name="f36" draw:formula="2040 * ?f27"/>
              <draw:equation draw:name="f37" draw:formula="1221401 * ?f28"/>
              <draw:equation draw:name="f38" draw:formula="1018774 * ?f27"/>
              <draw:equation draw:name="f39" draw:formula="1389756 * ?f28"/>
              <draw:equation draw:name="f40" draw:formula="1031978 * ?f27"/>
              <draw:equation draw:name="f41" draw:formula="?f31 / 1389756"/>
              <draw:equation draw:name="f42" draw:formula="?f32 / 1121020"/>
              <draw:equation draw:name="f43" draw:formula="?f33 / 1389756"/>
              <draw:equation draw:name="f44" draw:formula="?f34 / 1121020"/>
              <draw:equation draw:name="f45" draw:formula="?f35 / 1389756"/>
              <draw:equation draw:name="f46" draw:formula="?f36 / 1121020"/>
              <draw:equation draw:name="f47" draw:formula="?f37 / 1389756"/>
              <draw:equation draw:name="f48" draw:formula="?f38 / 1121020"/>
              <draw:equation draw:name="f49" draw:formula="?f39 / 1389756"/>
              <draw:equation draw:name="f50" draw:formula="?f40 / 1121020"/>
              <draw:equation draw:name="f51" draw:formula="?f0 / ?f29"/>
              <draw:equation draw:name="f52" draw:formula="?f1 / ?f29"/>
              <draw:equation draw:name="f53" draw:formula="?f0 / ?f30"/>
              <draw:equation draw:name="f54" draw:formula="?f2 / ?f30"/>
              <draw:equation draw:name="f55" draw:formula="?f41 / ?f29"/>
              <draw:equation draw:name="f56" draw:formula="?f42 / ?f30"/>
              <draw:equation draw:name="f57" draw:formula="?f43 / ?f29"/>
              <draw:equation draw:name="f58" draw:formula="?f44 / ?f30"/>
              <draw:equation draw:name="f59" draw:formula="?f45 / ?f29"/>
              <draw:equation draw:name="f60" draw:formula="?f46 / ?f30"/>
              <draw:equation draw:name="f61" draw:formula="?f47 / ?f29"/>
              <draw:equation draw:name="f62" draw:formula="?f48 / ?f30"/>
              <draw:equation draw:name="f63" draw:formula="?f49 / ?f29"/>
              <draw:equation draw:name="f64" draw:formula="?f50 / ?f30"/>
            </draw:enhanced-geometry>
          </draw:custom-shape>
          <draw:custom-shape svg:x="1.23882in" svg:y="1.19451in" svg:width="0.53189in" svg:height="0.14235in" draw:id="id68" draw:style-name="a371" draw:name="Puolivapaa piirto 5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729540 162747" draw:enhanced-path="M ?f0 ?f2 C ?f3 ?f4 ?f5 ?f6 ?f7 ?f8 ?f9 ?f10 ?f11 ?f12 ?f1 ?f13 N" draw:text-areas="?f30 ?f32 ?f31 ?f33" draw:glue-points="?f34 ?f35 ?f36 ?f37 ?f38 ?f39" draw:glue-point-leaving-directions="-90, -90, -90">
              <draw:equation draw:name="f0" draw:formula="0"/>
              <draw:equation draw:name="f1" draw:formula="729540"/>
              <draw:equation draw:name="f2" draw:formula="162747"/>
              <draw:equation draw:name="f3" draw:formula="51442"/>
              <draw:equation draw:name="f4" draw:formula="106903"/>
              <draw:equation draw:name="f5" draw:formula="102884"/>
              <draw:equation draw:name="f6" draw:formula="51060"/>
              <draw:equation draw:name="f7" draw:formula="224474"/>
              <draw:equation draw:name="f8" draw:formula="24101"/>
              <draw:equation draw:name="f9" draw:formula="346064"/>
              <draw:equation draw:name="f10" draw:formula="-2858"/>
              <draw:equation draw:name="f11" draw:formula="537802"/>
              <draw:equation draw:name="f12" draw:formula="-932"/>
              <draw:equation draw:name="f13" draw:formula="994"/>
              <draw:equation draw:name="f14" draw:formula="?f2 - ?f0"/>
              <draw:equation draw:name="f15" draw:formula="?f1 - ?f0"/>
              <draw:equation draw:name="f16" draw:formula="?f15 / 729540"/>
              <draw:equation draw:name="f17" draw:formula="?f14 / 162747"/>
              <draw:equation draw:name="f18" draw:formula="0 * ?f15"/>
              <draw:equation draw:name="f19" draw:formula="162747 * ?f14"/>
              <draw:equation draw:name="f20" draw:formula="224474 * ?f15"/>
              <draw:equation draw:name="f21" draw:formula="24101 * ?f14"/>
              <draw:equation draw:name="f22" draw:formula="729540 * ?f15"/>
              <draw:equation draw:name="f23" draw:formula="994 * ?f14"/>
              <draw:equation draw:name="f24" draw:formula="?f18 / 729540"/>
              <draw:equation draw:name="f25" draw:formula="?f19 / 162747"/>
              <draw:equation draw:name="f26" draw:formula="?f20 / 729540"/>
              <draw:equation draw:name="f27" draw:formula="?f21 / 162747"/>
              <draw:equation draw:name="f28" draw:formula="?f22 / 729540"/>
              <draw:equation draw:name="f29" draw:formula="?f23 / 162747"/>
              <draw:equation draw:name="f30" draw:formula="?f0 / ?f16"/>
              <draw:equation draw:name="f31" draw:formula="?f1 / ?f16"/>
              <draw:equation draw:name="f32" draw:formula="?f0 / ?f17"/>
              <draw:equation draw:name="f33" draw:formula="?f2 / ?f17"/>
              <draw:equation draw:name="f34" draw:formula="?f24 / ?f16"/>
              <draw:equation draw:name="f35" draw:formula="?f25 / ?f17"/>
              <draw:equation draw:name="f36" draw:formula="?f26 / ?f16"/>
              <draw:equation draw:name="f37" draw:formula="?f27 / ?f17"/>
              <draw:equation draw:name="f38" draw:formula="?f28 / ?f16"/>
              <draw:equation draw:name="f39" draw:formula="?f29 / ?f17"/>
            </draw:enhanced-geometry>
          </draw:custom-shape>
          <draw:custom-shape svg:x="1.76565in" svg:y="1.18816in" svg:width="1.92299in" svg:height="0.02599in" draw:id="id69" draw:style-name="a374" draw:name="Puolivapaa piirto 8">
            <svg:title/>
            <svg:desc/>
            <text:p text:style-name="a373" text:class-names="" text:cond-style-name=""><text:span text:style-name="a372" text:class-names=""/></text:p>
            <draw:enhanced-geometry xmlns:dr3d="urn:oasis:names:tc:opendocument:xmlns:dr3d:1.0" draw:type="non-primitive" svg:viewBox="0 0 2637566 29709" draw:enhanced-path="M ?f0 ?f3 L ?f4 ?f2 C ?f5 ?f6 ?f7 ?f8 ?f1 ?f0 N" draw:text-areas="?f25 ?f27 ?f26 ?f28" draw:glue-points="?f29 ?f30 ?f31 ?f32 ?f33 ?f34" draw:glue-point-leaving-directions="-90, -90, -90">
              <draw:equation draw:name="f0" draw:formula="0"/>
              <draw:equation draw:name="f1" draw:formula="2637566"/>
              <draw:equation draw:name="f2" draw:formula="29709"/>
              <draw:equation draw:name="f3" draw:formula="9903"/>
              <draw:equation draw:name="f4" draw:formula="1409563"/>
              <draw:equation draw:name="f5" draw:formula="1849157"/>
              <draw:equation draw:name="f6" draw:formula="28059"/>
              <draw:equation draw:name="f7" draw:formula="2243361"/>
              <draw:equation draw:name="f8" draw:formula="14029"/>
              <draw:equation draw:name="f9" draw:formula="?f2 - ?f0"/>
              <draw:equation draw:name="f10" draw:formula="?f1 - ?f0"/>
              <draw:equation draw:name="f11" draw:formula="?f10 / 2637566"/>
              <draw:equation draw:name="f12" draw:formula="?f9 / 29709"/>
              <draw:equation draw:name="f13" draw:formula="0 * ?f10"/>
              <draw:equation draw:name="f14" draw:formula="9903 * ?f9"/>
              <draw:equation draw:name="f15" draw:formula="1409563 * ?f10"/>
              <draw:equation draw:name="f16" draw:formula="29709 * ?f9"/>
              <draw:equation draw:name="f17" draw:formula="2637566 * ?f10"/>
              <draw:equation draw:name="f18" draw:formula="0 * ?f9"/>
              <draw:equation draw:name="f19" draw:formula="?f13 / 2637566"/>
              <draw:equation draw:name="f20" draw:formula="?f14 / 29709"/>
              <draw:equation draw:name="f21" draw:formula="?f15 / 2637566"/>
              <draw:equation draw:name="f22" draw:formula="?f16 / 29709"/>
              <draw:equation draw:name="f23" draw:formula="?f17 / 2637566"/>
              <draw:equation draw:name="f24" draw:formula="?f18 / 29709"/>
              <draw:equation draw:name="f25" draw:formula="?f0 / ?f11"/>
              <draw:equation draw:name="f26" draw:formula="?f1 / ?f11"/>
              <draw:equation draw:name="f27" draw:formula="?f0 / ?f12"/>
              <draw:equation draw:name="f28" draw:formula="?f2 / ?f12"/>
              <draw:equation draw:name="f29" draw:formula="?f19 / ?f11"/>
              <draw:equation draw:name="f30" draw:formula="?f20 / ?f12"/>
              <draw:equation draw:name="f31" draw:formula="?f21 / ?f11"/>
              <draw:equation draw:name="f32" draw:formula="?f22 / ?f12"/>
              <draw:equation draw:name="f33" draw:formula="?f23 / ?f11"/>
              <draw:equation draw:name="f34" draw:formula="?f24 / ?f12"/>
            </draw:enhanced-geometry>
          </draw:custom-shape>
        </draw:g>
        <draw:custom-shape svg:width="0.62999in" svg:height="0.42124in" draw:id="id65" draw:style-name="a362" draw:transform="translate(-0.315in -0.21062in) rotate(-0.08761) translate(3.87594in 1.21415in)" draw:name="Suorakulmio 6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999in" svg:height="0.42124in" draw:id="id66" draw:style-name="a365" draw:transform="translate(-0.31499in -0.21062in) rotate(-0.08761) translate(0.11832in 1.26569in)" draw:name="Suorakulmio 7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Otsikkodia">
      <presentation:placeholder presentation:object="title" svg:x="0.29532in" svg:y="0.48917in" svg:width="3.34687in" svg:height="0.33753in"/>
      <presentation:placeholder presentation:object="subtitle" svg:x="0.59063in" svg:y="0.8923in" svg:width="2.75625in" svg:height="0.40242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2" style:display-name="Otsikko ja sisältö">
      <presentation:placeholder presentation:object="title" svg:x="0.19687in" svg:y="0.06306in" svg:width="3.54375in" svg:height="0.26244in"/>
      <presentation:placeholder presentation:object="object" svg:x="0.19687in" svg:y="0.36742in" svg:width="3.54375in" svg:height="1.0392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3" style:display-name="Osan ylätunniste">
      <presentation:placeholder presentation:object="title" svg:x="0.31104in" svg:y="1.01186in" svg:width="3.34687in" svg:height="0.31274in"/>
      <presentation:placeholder presentation:object="outline" svg:x="0.31104in" svg:y="0.66741in" svg:width="3.34687in" svg:height="0.34445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4" style:display-name="Kaksi sisältökohdetta">
      <presentation:placeholder presentation:object="title" svg:x="0.19687in" svg:y="0.06306in" svg:width="3.54375in" svg:height="0.26244in"/>
      <presentation:placeholder presentation:object="object" svg:x="0.19687in" svg:y="0.36742in" svg:width="1.73906in" svg:height="1.0392in"/>
      <presentation:placeholder presentation:object="object" svg:x="2.00156in" svg:y="0.36742in" svg:width="1.73906in" svg:height="1.0392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5" style:display-name="Vertailu">
      <presentation:placeholder presentation:object="title" svg:x="0.19687in" svg:y="0.06306in" svg:width="3.54375in" svg:height="0.26244in"/>
      <presentation:placeholder presentation:object="outline" svg:x="0.19688in" svg:y="0.35247in" svg:width="1.73975in" svg:height="0.1469in"/>
      <presentation:placeholder presentation:object="object" svg:x="0.19688in" svg:y="0.49937in" svg:width="1.73975in" svg:height="0.90725in"/>
      <presentation:placeholder presentation:object="outline" svg:x="2.00019in" svg:y="0.35247in" svg:width="1.74043in" svg:height="0.1469in"/>
      <presentation:placeholder presentation:object="object" svg:x="2.00019in" svg:y="0.49937in" svg:width="1.74043in" svg:height="0.90725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6" style:display-name="Vain otsikko">
      <presentation:placeholder presentation:object="title" svg:x="0.19687in" svg:y="0.06306in" svg:width="3.54375in" svg:height="0.26244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7" style:display-name="Tyhjä"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8" style:display-name="Otsikollinen sisältö">
      <presentation:placeholder presentation:object="title" svg:x="0.19688in" svg:y="0.0627in" svg:width="1.29541in" svg:height="0.26681in"/>
      <presentation:placeholder presentation:object="object" svg:x="1.53946in" svg:y="0.0627in" svg:width="2.20117in" svg:height="1.34392in"/>
      <presentation:placeholder presentation:object="outline" svg:x="0.19688in" svg:y="0.32951in" svg:width="1.29541in" svg:height="1.07711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9" style:display-name="Otsikollinen kuva">
      <presentation:placeholder presentation:object="title" svg:x="0.77178in" svg:y="1.10226in" svg:width="2.3625in" svg:height="0.13012in"/>
      <presentation:placeholder presentation:object="graphic" svg:x="0.77178in" svg:y="0.1407in" svg:width="2.3625in" svg:height="0.94479in"/>
      <presentation:placeholder presentation:object="outline" svg:x="0.77178in" svg:y="1.23238in" svg:width="2.3625in" svg:height="0.18481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10" style:display-name="Otsikko ja pystysuora teksti">
      <presentation:placeholder presentation:object="title" svg:x="0.19687in" svg:y="0.06306in" svg:width="3.54375in" svg:height="0.26244in"/>
      <presentation:placeholder presentation:object="outline" svg:x="0.19687in" svg:y="0.36742in" svg:width="3.54375in" svg:height="1.0392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presentation-page-layout style:name="Master1-PPL11" style:display-name="Pystysuora otsikko ja teksti">
      <presentation:placeholder presentation:object="title" svg:x="2.85469in" svg:y="0.06306in" svg:width="0.88594in" svg:height="1.34356in"/>
      <presentation:placeholder presentation:object="outline" svg:x="0.19687in" svg:y="0.06306in" svg:width="2.59219in" svg:height="1.34356in"/>
      <presentation:placeholder presentation:object="date-time" svg:x="0.19687in" svg:y="1.45948in" svg:width="0.91875in" svg:height="0.08384in"/>
      <presentation:placeholder presentation:object="footer" svg:x="1.34531in" svg:y="1.45948in" svg:width="1.24687in" svg:height="0.08384in"/>
      <presentation:placeholder presentation:object="page-number" svg:x="2.82187in" svg:y="1.45948in" svg:width="0.91875in" svg:height="0.08384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3.9375in" fo:page-height="1.5746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41387in" fo:margin-left="0.72427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2069in" fo:padding-bottom="0.02069in" fo:padding-left="0.04139in" fo:padding-right="0.041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41387in" fo:margin-left="0.1552in" fo:margin-right="0in" fo:text-indent="-0.1552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41387in" fo:margin-left="0.9312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0.41387in" fo:margin-left="0.33627in" fo:margin-right="0in" fo:text-indent="-0.12933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2069in" fo:padding-bottom="0.02069in" fo:padding-left="0.04139in" fo:padding-right="0.04139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41387in" fo:margin-left="0.51734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41387in" fo:margin-left="0.72427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41387in" fo:margin-left="0.9312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2069in" fo:padding-bottom="0.02069in" fo:padding-left="0.04139in" fo:padding-right="0.041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1387in" fo:margin-left="0.72427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41387in" fo:margin-left="0.9312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41387in" fo:margin-left="0.33627in" fo:margin-right="0in" fo:text-indent="-0.12933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0.41387in" fo:margin-left="0.72427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41387in" fo:margin-left="0.9312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41387in" fo:margin-left="0in" fo:margin-right="0in" fo:text-indent="0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41387in" fo:margin-left="0.33627in" fo:margin-right="0in" fo:text-indent="-0.12933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41387in" fo:margin-left="0.72427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41387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41387in" fo:margin-left="0.9312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2069in" fo:padding-bottom="0.02069in" fo:padding-left="0.04139in" fo:padding-right="0.04139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41387in" fo:margin-left="0.33627in" fo:margin-right="0in" fo:text-indent="-0.12933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2069in" fo:padding-bottom="0.02069in" fo:padding-left="0.04139in" fo:padding-right="0.041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41387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41387in" fo:margin-left="0in" fo:margin-right="0in" fo:text-indent="0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41387in" fo:margin-left="0.72427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41387in" fo:margin-left="0.9312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41387in" fo:margin-left="0.33627in" fo:margin-right="0in" fo:text-indent="-0.12933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41387in" fo:margin-left="0.33627in" fo:margin-right="0in" fo:text-indent="-0.12933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1387in" fo:margin-left="0.72427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0.41387in" fo:margin-left="0.72427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41387in" fo:margin-left="0.9312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2069in" fo:padding-bottom="0.02069in" fo:padding-left="0.04139in" fo:padding-right="0.04139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41387in" fo:margin-left="0.9312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1387in" fo:margin-left="0in" fo:margin-right="0in" fo:text-indent="0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2069in" fo:padding-bottom="0.02069in" fo:padding-left="0.04139in" fo:padding-right="0.041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41387in" fo:margin-left="0.1552in" fo:margin-right="0in" fo:text-indent="-0.1552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41387in" fo:margin-left="0.33627in" fo:margin-right="0in" fo:text-indent="-0.12933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2069in" fo:padding-bottom="0.02069in" fo:padding-left="0.04139in" fo:padding-right="0.0413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41387in" fo:margin-left="0.51734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41387in" fo:margin-left="0in" fo:margin-right="0in" fo:text-indent="0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2069in" fo:padding-bottom="0.02069in" fo:padding-left="0.04139in" fo:padding-right="0.0413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41387in" fo:margin-left="0.33627in" fo:margin-right="0in" fo:text-indent="-0.12933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41387in" fo:margin-left="0.72427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41387in" fo:margin-left="0.1552in" fo:margin-right="0in" fo:text-indent="-0.155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41387in" fo:margin-left="0.9312in" fo:margin-right="0in" fo:text-indent="-0.10346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41387in" fo:margin-left="0.33627in" fo:margin-right="0in" fo:text-indent="-0.12933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2069in" fo:padding-bottom="0.02069in" fo:padding-left="0.04139in" fo:padding-right="0.041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2069in" fo:padding-bottom="0.02069in" fo:padding-left="0.04139in" fo:padding-right="0.041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0.41387in" fo:margin-left="0.51734in" fo:margin-right="0in" fo:text-indent="-0.10346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413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41387in" fo:margin-left="0in" fo:margin-right="0in" fo:text-indent="0in" fo:margin-top="0.0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627in"/>
      </text:list-level-style-number>
      <text:list-level-style-number text:level="3" style:num-format="">
        <style:list-level-properties text:space-before="0.51734in"/>
      </text:list-level-style-number>
      <text:list-level-style-number text:level="4" style:num-format="">
        <style:list-level-properties text:space-before="0.72427in"/>
      </text:list-level-style-number>
      <text:list-level-style-number text:level="5" style:num-format="">
        <style:list-level-properties text:space-before="0.931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627in"/>
      </text:list-level-style-number>
      <text:list-level-style-number text:level="3" style:num-format="">
        <style:list-level-properties text:space-before="0.51734in"/>
      </text:list-level-style-number>
      <text:list-level-style-number text:level="4" style:num-format="">
        <style:list-level-properties text:space-before="0.72427in"/>
      </text:list-level-style-number>
      <text:list-level-style-number text:level="5" style:num-format="">
        <style:list-level-properties text:space-before="0.931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627in"/>
      </text:list-level-style-number>
      <text:list-level-style-number text:level="3" style:num-format="">
        <style:list-level-properties text:space-before="0.51734in"/>
      </text:list-level-style-number>
      <text:list-level-style-number text:level="4" style:num-format="">
        <style:list-level-properties text:space-before="0.72427in"/>
      </text:list-level-style-number>
      <text:list-level-style-number text:level="5" style:num-format="">
        <style:list-level-properties text:space-before="0.931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2587in" text:min-label-width="0.12933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0694in" text:min-label-width="0.12933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38801in" text:min-label-width="0.12933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495in" text:min-label-width="0.12933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0187in" text:min-label-width="0.12933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067in" text:min-label-width="0.12933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067in" text:min-label-width="0.12933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067in" text:min-label-width="0.12933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067in" text:min-label-width="0.12933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8106in" text:min-label-width="0.1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6213in" text:min-label-width="0.1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6907in" text:min-label-width="0.1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76in" text:min-label-width="0.1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448in" text:min-label-width="0.1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448in" text:min-label-width="0.1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448in" text:min-label-width="0.1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448in" text:min-label-width="0.1552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05174in" text:min-label-width="0.1034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328in" text:min-label-width="0.1034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1387in" text:min-label-width="0.1034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62081in" text:min-label-width="0.1034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82774in" text:min-label-width="0.1034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9654in" text:min-label-width="0.1034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9654in" text:min-label-width="0.1034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9654in" text:min-label-width="0.1034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9654in" text:min-label-width="0.10346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627in"/>
      </text:list-level-style-number>
      <text:list-level-style-number text:level="3" style:num-format="">
        <style:list-level-properties text:space-before="0.51734in"/>
      </text:list-level-style-number>
      <text:list-level-style-number text:level="4" style:num-format="">
        <style:list-level-properties text:space-before="0.72427in"/>
      </text:list-level-style-number>
      <text:list-level-style-number text:level="5" style:num-format="">
        <style:list-level-properties text:space-before="0.931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627in"/>
      </text:list-level-style-number>
      <text:list-level-style-number text:level="3" style:num-format="">
        <style:list-level-properties text:space-before="0.51734in"/>
      </text:list-level-style-number>
      <text:list-level-style-number text:level="4" style:num-format="">
        <style:list-level-properties text:space-before="0.72427in"/>
      </text:list-level-style-number>
      <text:list-level-style-number text:level="5" style:num-format="">
        <style:list-level-properties text:space-before="0.931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ema" style:page-layout-name="pageLayout1" draw:style-name="a0">
      <draw:frame draw:id="id0" presentation:style-name="a4" draw:name="Otsikon paikkamerkki 1" svg:x="0.19687in" svg:y="0.06306in" svg:width="3.54375in" svg:height="0.26244in" presentation:class="title" presentation:placeholder="false">
        <draw:text-box>
          <text:p text:style-name="a3" text:class-names="" text:cond-style-name=""><text:span text:style-name="a1" text:class-names="">Muokkaa perustyyl. napsautt.</text:span><text:span text:style-name="a2" text:class-names=""/></text:p>
        </draw:text-box>
        <svg:title/>
        <svg:desc/>
      </draw:frame>
      <draw:frame draw:id="id1" presentation:style-name="a21" draw:name="Tekstin paikkamerkki 2" svg:x="0.19687in" svg:y="0.36742in" svg:width="3.54375in" svg:height="1.03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tekstin perustyylejä napsauttamall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ides tas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Päivämäärän paikkamerkki 3" svg:x="0.19687in" svg:y="1.45948in" svg:width="0.91875in" svg:height="0.08384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9/2016</text:date></text:span></text:p>
        </draw:text-box>
        <svg:title/>
        <svg:desc/>
      </draw:frame>
      <draw:frame draw:id="id3" presentation:style-name="a28" draw:name="Alatunnisteen paikkamerkki 4" svg:x="1.34531in" svg:y="1.45948in" svg:width="1.24687in" svg:height="0.08384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Dian numeron paikkamerkki 5" svg:x="2.82187in" svg:y="1.45948in" svg:width="0.91875in" svg:height="0.0838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Otsikkodia" style:page-layout-name="pageLayout1" draw:style-name="a32">
      <draw:frame draw:id="id5" presentation:style-name="a36" draw:name="Otsikko 1" svg:x="0.29532in" svg:y="0.48917in" svg:width="3.34687in" svg:height="0.33753in" presentation:class="title" presentation:placeholder="false">
        <draw:text-box>
          <text:p text:style-name="a35" text:class-names="" text:cond-style-name=""><text:span text:style-name="a33" text:class-names="">Muokkaa perustyyl. napsautt.</text:span><text:span text:style-name="a34" text:class-names=""/></text:p>
        </draw:text-box>
        <svg:title/>
        <svg:desc/>
      </draw:frame>
      <draw:frame draw:id="id6" presentation:style-name="a40" draw:name="Alaotsikko 2" svg:x="0.59063in" svg:y="0.8923in" svg:width="2.75625in" svg:height="0.40242in" presentation:class="subtitle" presentation:placeholder="false">
        <draw:text-box>
          <text:p text:style-name="a39" text:class-names="" text:cond-style-name=""><text:span text:style-name="a37" text:class-names="">Muokkaa alaotsikon perustyyliä napsautt.</text:span><text:span text:style-name="a38" text:class-names=""/></text:p>
        </draw:text-box>
        <svg:title/>
        <svg:desc/>
      </draw:frame>
      <draw:frame draw:id="id7" presentation:style-name="a44" draw:name="Päivämäärän paikkamerkki 3" svg:x="0.19687in" svg:y="1.45948in" svg:width="0.91875in" svg:height="0.08384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09/2016</text:date></text:span></text:p>
        </draw:text-box>
        <svg:title/>
        <svg:desc/>
      </draw:frame>
      <draw:frame draw:id="id8" presentation:style-name="a47" draw:name="Alatunnisteen paikkamerkki 4" svg:x="1.34531in" svg:y="1.45948in" svg:width="1.24687in" svg:height="0.08384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Dian numeron paikkamerkki 5" svg:x="2.82187in" svg:y="1.45948in" svg:width="0.91875in" svg:height="0.0838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Otsikko-ja-sisältö" style:page-layout-name="pageLayout1" draw:style-name="a51">
      <draw:frame draw:id="id10" presentation:style-name="a55" draw:name="Otsikko 1" svg:x="0.19687in" svg:y="0.06306in" svg:width="3.54375in" svg:height="0.26244in" presentation:class="title" presentation:placeholder="false">
        <draw:text-box>
          <text:p text:style-name="a54" text:class-names="" text:cond-style-name=""><text:span text:style-name="a52" text:class-names="">Muokkaa perustyyl. napsautt.</text:span><text:span text:style-name="a53" text:class-names=""/></text:p>
        </draw:text-box>
        <svg:title/>
        <svg:desc/>
      </draw:frame>
      <draw:frame draw:id="id11" presentation:style-name="a72" draw:name="Sisällön paikkamerkki 2" svg:x="0.19687in" svg:y="0.36742in" svg:width="3.54375in" svg:height="1.0392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uokkaa tekstin perustyylejä napsauttamalla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oinen taso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kolmas taso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ides taso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Päivämäärän paikkamerkki 3" svg:x="0.19687in" svg:y="1.45948in" svg:width="0.91875in" svg:height="0.08384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09/2016</text:date></text:span></text:p>
        </draw:text-box>
        <svg:title/>
        <svg:desc/>
      </draw:frame>
      <draw:frame draw:id="id13" presentation:style-name="a79" draw:name="Alatunnisteen paikkamerkki 4" svg:x="1.34531in" svg:y="1.45948in" svg:width="1.24687in" svg:height="0.08384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Dian numeron paikkamerkki 5" svg:x="2.82187in" svg:y="1.45948in" svg:width="0.91875in" svg:height="0.0838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Osan-ylätunniste" style:page-layout-name="pageLayout1" draw:style-name="a83">
      <draw:frame draw:id="id15" presentation:style-name="a87" draw:name="Otsikko 1" svg:x="0.31104in" svg:y="1.01186in" svg:width="3.34687in" svg:height="0.31274in" presentation:class="title" presentation:placeholder="false">
        <draw:text-box>
          <text:p text:style-name="a86" text:class-names="" text:cond-style-name=""><text:span text:style-name="a84" text:class-names="">Muokkaa perustyyl. napsautt.</text:span><text:span text:style-name="a85" text:class-names=""/></text:p>
        </draw:text-box>
        <svg:title/>
        <svg:desc/>
      </draw:frame>
      <draw:frame draw:id="id16" presentation:style-name="a91" draw:name="Tekstin paikkamerkki 2" svg:x="0.31104in" svg:y="0.66741in" svg:width="3.34687in" svg:height="0.34445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uokkaa tekstin perustyylejä napsauttamalla</text:span></text:p>
            </text:list-item>
          </text:list>
        </draw:text-box>
        <svg:title/>
        <svg:desc/>
      </draw:frame>
      <draw:frame draw:id="id17" presentation:style-name="a95" draw:name="Päivämäärän paikkamerkki 3" svg:x="0.19687in" svg:y="1.45948in" svg:width="0.91875in" svg:height="0.08384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09/2016</text:date></text:span></text:p>
        </draw:text-box>
        <svg:title/>
        <svg:desc/>
      </draw:frame>
      <draw:frame draw:id="id18" presentation:style-name="a98" draw:name="Alatunnisteen paikkamerkki 4" svg:x="1.34531in" svg:y="1.45948in" svg:width="1.24687in" svg:height="0.08384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Dian numeron paikkamerkki 5" svg:x="2.82187in" svg:y="1.45948in" svg:width="0.91875in" svg:height="0.0838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Kaksi-sisältökohdetta" style:page-layout-name="pageLayout1" draw:style-name="a102">
      <draw:frame draw:id="id20" presentation:style-name="a106" draw:name="Otsikko 1" svg:x="0.19687in" svg:y="0.06306in" svg:width="3.54375in" svg:height="0.26244in" presentation:class="title" presentation:placeholder="false">
        <draw:text-box>
          <text:p text:style-name="a105" text:class-names="" text:cond-style-name=""><text:span text:style-name="a103" text:class-names="">Muokkaa perustyyl. napsautt.</text:span><text:span text:style-name="a104" text:class-names=""/></text:p>
        </draw:text-box>
        <svg:title/>
        <svg:desc/>
      </draw:frame>
      <draw:frame draw:id="id21" presentation:style-name="a123" draw:name="Sisällön paikkamerkki 2" svg:x="0.19687in" svg:y="0.36742in" svg:width="1.73906in" svg:height="1.0392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uokkaa tekstin perustyylejä napsauttamalla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oinen taso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kolmas taso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ides taso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Sisällön paikkamerkki 3" svg:x="2.00156in" svg:y="0.36742in" svg:width="1.73906in" svg:height="1.0392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uokkaa tekstin perustyylejä napsauttamalla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oinen taso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kolmas taso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ides taso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Päivämäärän paikkamerkki 4" svg:x="0.19687in" svg:y="1.45948in" svg:width="0.91875in" svg:height="0.08384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09/2016</text:date></text:span></text:p>
        </draw:text-box>
        <svg:title/>
        <svg:desc/>
      </draw:frame>
      <draw:frame draw:id="id24" presentation:style-name="a147" draw:name="Alatunnisteen paikkamerkki 5" svg:x="1.34531in" svg:y="1.45948in" svg:width="1.24687in" svg:height="0.08384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Dian numeron paikkamerkki 6" svg:x="2.82187in" svg:y="1.45948in" svg:width="0.91875in" svg:height="0.0838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tailu" style:page-layout-name="pageLayout1" draw:style-name="a151">
      <draw:frame draw:id="id26" presentation:style-name="a155" draw:name="Otsikko 1" svg:x="0.19687in" svg:y="0.06306in" svg:width="3.54375in" svg:height="0.26244in" presentation:class="title" presentation:placeholder="false">
        <draw:text-box>
          <text:p text:style-name="a154" text:class-names="" text:cond-style-name=""><text:span text:style-name="a152" text:class-names="">Muokkaa perustyyl. napsautt.</text:span><text:span text:style-name="a153" text:class-names=""/></text:p>
        </draw:text-box>
        <svg:title/>
        <svg:desc/>
      </draw:frame>
      <draw:frame draw:id="id27" presentation:style-name="a159" draw:name="Tekstin paikkamerkki 2" svg:x="0.19688in" svg:y="0.35247in" svg:width="1.73975in" svg:height="0.1469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uokkaa tekstin perustyylejä napsauttamalla</text:span></text:p>
            </text:list-item>
          </text:list>
        </draw:text-box>
        <svg:title/>
        <svg:desc/>
      </draw:frame>
      <draw:frame draw:id="id28" presentation:style-name="a176" draw:name="Sisällön paikkamerkki 3" svg:x="0.19688in" svg:y="0.49937in" svg:width="1.73975in" svg:height="0.90725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uokkaa tekstin perustyylejä napsauttamalla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oinen taso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kolmas taso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ides taso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kstin paikkamerkki 4" svg:x="2.00019in" svg:y="0.35247in" svg:width="1.74043in" svg:height="0.146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uokkaa tekstin perustyylejä napsauttamalla</text:span></text:p>
            </text:list-item>
          </text:list>
        </draw:text-box>
        <svg:title/>
        <svg:desc/>
      </draw:frame>
      <draw:frame draw:id="id30" presentation:style-name="a197" draw:name="Sisällön paikkamerkki 5" svg:x="2.00019in" svg:y="0.49937in" svg:width="1.74043in" svg:height="0.90725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uokkaa tekstin perustyylejä napsauttamalla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oinen taso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kolmas taso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ides taso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Päivämäärän paikkamerkki 6" svg:x="0.19687in" svg:y="1.45948in" svg:width="0.91875in" svg:height="0.08384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5/09/2016</text:date></text:span></text:p>
        </draw:text-box>
        <svg:title/>
        <svg:desc/>
      </draw:frame>
      <draw:frame draw:id="id32" presentation:style-name="a204" draw:name="Alatunnisteen paikkamerkki 7" svg:x="1.34531in" svg:y="1.45948in" svg:width="1.24687in" svg:height="0.08384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Dian numeron paikkamerkki 8" svg:x="2.82187in" svg:y="1.45948in" svg:width="0.91875in" svg:height="0.08384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Vain-otsikko" style:page-layout-name="pageLayout1" draw:style-name="a208">
      <draw:frame draw:id="id34" presentation:style-name="a212" draw:name="Otsikko 1" svg:x="0.19687in" svg:y="0.06306in" svg:width="3.54375in" svg:height="0.26244in" presentation:class="title" presentation:placeholder="false">
        <draw:text-box>
          <text:p text:style-name="a211" text:class-names="" text:cond-style-name=""><text:span text:style-name="a209" text:class-names="">Muokkaa perustyyl. napsautt.</text:span><text:span text:style-name="a210" text:class-names=""/></text:p>
        </draw:text-box>
        <svg:title/>
        <svg:desc/>
      </draw:frame>
      <draw:frame draw:id="id35" presentation:style-name="a216" draw:name="Päivämäärän paikkamerkki 2" svg:x="0.19687in" svg:y="1.45948in" svg:width="0.91875in" svg:height="0.08384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5/09/2016</text:date></text:span></text:p>
        </draw:text-box>
        <svg:title/>
        <svg:desc/>
      </draw:frame>
      <draw:frame draw:id="id36" presentation:style-name="a219" draw:name="Alatunnisteen paikkamerkki 3" svg:x="1.34531in" svg:y="1.45948in" svg:width="1.24687in" svg:height="0.08384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Dian numeron paikkamerkki 4" svg:x="2.82187in" svg:y="1.45948in" svg:width="0.91875in" svg:height="0.0838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Tyhjä" style:page-layout-name="pageLayout1" draw:style-name="a223">
      <draw:frame draw:id="id38" presentation:style-name="a227" draw:name="Päivämäärän paikkamerkki 1" svg:x="0.19687in" svg:y="1.45948in" svg:width="0.91875in" svg:height="0.08384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5/09/2016</text:date></text:span></text:p>
        </draw:text-box>
        <svg:title/>
        <svg:desc/>
      </draw:frame>
      <draw:frame draw:id="id39" presentation:style-name="a230" draw:name="Alatunnisteen paikkamerkki 2" svg:x="1.34531in" svg:y="1.45948in" svg:width="1.24687in" svg:height="0.08384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Dian numeron paikkamerkki 3" svg:x="2.82187in" svg:y="1.45948in" svg:width="0.91875in" svg:height="0.0838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Otsikollinen-sisältö" style:page-layout-name="pageLayout1" draw:style-name="a234">
      <draw:frame draw:id="id41" presentation:style-name="a238" draw:name="Otsikko 1" svg:x="0.19688in" svg:y="0.0627in" svg:width="1.29541in" svg:height="0.26681in" presentation:class="title" presentation:placeholder="false">
        <draw:text-box>
          <text:p text:style-name="a237" text:class-names="" text:cond-style-name=""><text:span text:style-name="a235" text:class-names="">Muokkaa perustyyl. napsautt.</text:span><text:span text:style-name="a236" text:class-names=""/></text:p>
        </draw:text-box>
        <svg:title/>
        <svg:desc/>
      </draw:frame>
      <draw:frame draw:id="id42" presentation:style-name="a255" draw:name="Sisällön paikkamerkki 2" svg:x="1.53946in" svg:y="0.0627in" svg:width="2.20117in" svg:height="1.34392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uokkaa tekstin perustyylejä napsauttamall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oinen tas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kolmas tas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ides tas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kstin paikkamerkki 3" svg:x="0.19688in" svg:y="0.32951in" svg:width="1.29541in" svg:height="1.0771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uokkaa tekstin perustyylejä napsauttamalla</text:span></text:p>
            </text:list-item>
          </text:list>
        </draw:text-box>
        <svg:title/>
        <svg:desc/>
      </draw:frame>
      <draw:frame draw:id="id44" presentation:style-name="a263" draw:name="Päivämäärän paikkamerkki 4" svg:x="0.19687in" svg:y="1.45948in" svg:width="0.91875in" svg:height="0.08384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5/09/2016</text:date></text:span></text:p>
        </draw:text-box>
        <svg:title/>
        <svg:desc/>
      </draw:frame>
      <draw:frame draw:id="id45" presentation:style-name="a266" draw:name="Alatunnisteen paikkamerkki 5" svg:x="1.34531in" svg:y="1.45948in" svg:width="1.24687in" svg:height="0.08384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Dian numeron paikkamerkki 6" svg:x="2.82187in" svg:y="1.45948in" svg:width="0.91875in" svg:height="0.0838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Otsikollinen-kuva" style:page-layout-name="pageLayout1" draw:style-name="a270">
      <draw:frame draw:id="id47" presentation:style-name="a274" draw:name="Otsikko 1" svg:x="0.77178in" svg:y="1.10226in" svg:width="2.3625in" svg:height="0.13012in" presentation:class="title" presentation:placeholder="false">
        <draw:text-box>
          <text:p text:style-name="a273" text:class-names="" text:cond-style-name=""><text:span text:style-name="a271" text:class-names="">Muokkaa perustyyl. napsautt.</text:span><text:span text:style-name="a272" text:class-names=""/></text:p>
        </draw:text-box>
        <svg:title/>
        <svg:desc/>
      </draw:frame>
      <draw:frame draw:id="id48" presentation:style-name="a277" draw:name="Kuvan paikkamerkki 2" svg:x="0.77178in" svg:y="0.1407in" svg:width="2.3625in" svg:height="0.94479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kstin paikkamerkki 3" svg:x="0.77178in" svg:y="1.23238in" svg:width="2.3625in" svg:height="0.1848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uokkaa tekstin perustyylejä napsauttamalla</text:span></text:p>
            </text:list-item>
          </text:list>
        </draw:text-box>
        <svg:title/>
        <svg:desc/>
      </draw:frame>
      <draw:frame draw:id="id50" presentation:style-name="a285" draw:name="Päivämäärän paikkamerkki 4" svg:x="0.19687in" svg:y="1.45948in" svg:width="0.91875in" svg:height="0.08384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5/09/2016</text:date></text:span></text:p>
        </draw:text-box>
        <svg:title/>
        <svg:desc/>
      </draw:frame>
      <draw:frame draw:id="id51" presentation:style-name="a288" draw:name="Alatunnisteen paikkamerkki 5" svg:x="1.34531in" svg:y="1.45948in" svg:width="1.24687in" svg:height="0.08384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Dian numeron paikkamerkki 6" svg:x="2.82187in" svg:y="1.45948in" svg:width="0.91875in" svg:height="0.08384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Otsikko-ja-pystysuora-teksti" style:page-layout-name="pageLayout1" draw:style-name="a292">
      <draw:frame draw:id="id53" presentation:style-name="a296" draw:name="Otsikko 1" svg:x="0.19687in" svg:y="0.06306in" svg:width="3.54375in" svg:height="0.26244in" presentation:class="title" presentation:placeholder="false">
        <draw:text-box>
          <text:p text:style-name="a295" text:class-names="" text:cond-style-name=""><text:span text:style-name="a293" text:class-names="">Muokkaa perustyyl. napsautt.</text:span><text:span text:style-name="a294" text:class-names=""/></text:p>
        </draw:text-box>
        <svg:title/>
        <svg:desc/>
      </draw:frame>
      <draw:frame draw:id="id54" presentation:style-name="a313" draw:name="Pystysuoran tekstin paikkamerkki 2" svg:x="0.19687in" svg:y="0.36742in" svg:width="3.54375in" svg:height="1.039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uokkaa tekstin perustyylejä napsauttamalla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oinen taso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kolmas taso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ides taso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Päivämäärän paikkamerkki 3" svg:x="0.19687in" svg:y="1.45948in" svg:width="0.91875in" svg:height="0.08384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5/09/2016</text:date></text:span></text:p>
        </draw:text-box>
        <svg:title/>
        <svg:desc/>
      </draw:frame>
      <draw:frame draw:id="id56" presentation:style-name="a320" draw:name="Alatunnisteen paikkamerkki 4" svg:x="1.34531in" svg:y="1.45948in" svg:width="1.24687in" svg:height="0.08384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Dian numeron paikkamerkki 5" svg:x="2.82187in" svg:y="1.45948in" svg:width="0.91875in" svg:height="0.08384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Pystysuora-otsikko-ja-teksti" style:page-layout-name="pageLayout1" draw:style-name="a324">
      <draw:frame draw:id="id58" presentation:style-name="a328" draw:name="Pystysuora otsikko 1" svg:x="2.85469in" svg:y="0.06306in" svg:width="0.88594in" svg:height="1.34356in" presentation:class="title" presentation:placeholder="false">
        <draw:text-box>
          <text:p text:style-name="a327" text:class-names="" text:cond-style-name=""><text:span text:style-name="a325" text:class-names="">Muokkaa perustyyl. napsautt.</text:span><text:span text:style-name="a326" text:class-names=""/></text:p>
        </draw:text-box>
        <svg:title/>
        <svg:desc/>
      </draw:frame>
      <draw:frame draw:id="id59" presentation:style-name="a345" draw:name="Pystysuoran tekstin paikkamerkki 2" svg:x="0.19687in" svg:y="0.06306in" svg:width="2.59219in" svg:height="1.34356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uokkaa tekstin perustyylejä napsauttamalla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oinen taso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kolmas taso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ides taso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Päivämäärän paikkamerkki 3" svg:x="0.19687in" svg:y="1.45948in" svg:width="0.91875in" svg:height="0.08384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5/09/2016</text:date></text:span></text:p>
        </draw:text-box>
        <svg:title/>
        <svg:desc/>
      </draw:frame>
      <draw:frame draw:id="id61" presentation:style-name="a352" draw:name="Alatunnisteen paikkamerkki 4" svg:x="1.34531in" svg:y="1.45948in" svg:width="1.24687in" svg:height="0.08384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Dian numeron paikkamerkki 5" svg:x="2.82187in" svg:y="1.45948in" svg:width="0.91875in" svg:height="0.08384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esitys</dc:title>
    <meta:initial-creator>Eero Räisänen</meta:initial-creator>
    <dc:creator>Eero Räisänen</dc:creator>
    <meta:creation-date>2016-08-24T14:59:33Z</meta:creation-date>
    <dc:date>2016-09-05T17:09:37Z</dc:date>
    <meta:editing-cycles>1</meta:editing-cycles>
    <meta:editing-duration>PT1418S</meta:editing-duration>
    <meta:document-statistic meta:paragraph-count="1" meta:word-count="2"/>
  </office:meta>
</office:document-meta>
</file>